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officeooo:paragraph-rsid="000d5822"/>
    </style:style>
    <style:style style:name="P2" style:family="paragraph" style:parent-style-name="Standard">
      <style:text-properties style:text-line-through-style="solid" style:text-line-through-type="single" officeooo:rsid="00198e3b" officeooo:paragraph-rsid="0016f478"/>
    </style:style>
    <style:style style:name="P3" style:family="paragraph" style:parent-style-name="Standard">
      <style:text-properties style:text-line-through-style="solid" style:text-line-through-type="single" officeooo:rsid="00198e3b" officeooo:paragraph-rsid="0029d1a3"/>
    </style:style>
    <style:style style:name="P4" style:family="paragraph" style:parent-style-name="Standard">
      <style:text-properties style:text-line-through-style="solid" style:text-line-through-type="single" officeooo:rsid="000d0838" officeooo:paragraph-rsid="00228afe"/>
    </style:style>
    <style:style style:name="P5" style:family="paragraph" style:parent-style-name="Standard">
      <style:text-properties style:text-line-through-style="none" style:text-line-through-type="none" fo:font-weight="bold" officeooo:rsid="0029d1a3" officeooo:paragraph-rsid="0029d1a3" style:font-weight-asian="bold" style:font-weight-complex="bold"/>
    </style:style>
    <style:style style:name="P6" style:family="paragraph" style:parent-style-name="Standard">
      <style:text-properties officeooo:rsid="0029d1a3" officeooo:paragraph-rsid="0029d1a3"/>
    </style:style>
    <style:style style:name="P7" style:family="paragraph" style:parent-style-name="Standard">
      <style:text-properties officeooo:rsid="0016f478" officeooo:paragraph-rsid="0016f478"/>
    </style:style>
    <style:style style:name="P8" style:family="paragraph" style:parent-style-name="Standard">
      <style:text-properties officeooo:rsid="0016f478" officeooo:paragraph-rsid="0029d1a3"/>
    </style:style>
    <style:style style:name="P9" style:family="paragraph" style:parent-style-name="Standard">
      <style:text-properties officeooo:rsid="0024dfae" officeooo:paragraph-rsid="0024dfae"/>
    </style:style>
    <style:style style:name="P10" style:family="paragraph" style:parent-style-name="Standard">
      <style:text-properties officeooo:rsid="0024dfae" officeooo:paragraph-rsid="0029d1a3"/>
    </style:style>
    <style:style style:name="P11" style:family="paragraph" style:parent-style-name="Standard">
      <style:text-properties officeooo:rsid="0024dfae" officeooo:paragraph-rsid="0016f478"/>
    </style:style>
    <style:style style:name="P12" style:family="paragraph" style:parent-style-name="Standard">
      <style:text-properties officeooo:rsid="002c6cb0" officeooo:paragraph-rsid="002c6cb0"/>
    </style:style>
    <style:style style:name="P13" style:family="paragraph" style:parent-style-name="Standard">
      <style:text-properties fo:font-weight="bold" officeooo:paragraph-rsid="00317864" style:font-weight-asian="bold" style:font-weight-complex="bold"/>
    </style:style>
    <style:style style:name="P14" style:family="paragraph" style:parent-style-name="Standard">
      <style:text-properties fo:font-weight="bold" officeooo:rsid="00317864" officeooo:paragraph-rsid="00317864" style:font-weight-asian="bold" style:font-weight-complex="bold"/>
    </style:style>
    <style:style style:name="P15" style:family="paragraph" style:parent-style-name="Standard">
      <style:text-properties fo:font-weight="bold" officeooo:paragraph-rsid="0030da1e" style:font-weight-asian="bold" style:font-weight-complex="bold"/>
    </style:style>
    <style:style style:name="P16" style:family="paragraph" style:parent-style-name="Standard">
      <style:text-properties fo:font-weight="bold" officeooo:rsid="0036911b" officeooo:paragraph-rsid="0036911b" style:font-weight-asian="bold" style:font-weight-complex="bold"/>
    </style:style>
    <style:style style:name="P17" style:family="paragraph" style:parent-style-name="Standard">
      <style:text-properties fo:font-weight="bold" officeooo:rsid="00396fee" officeooo:paragraph-rsid="00396fee" style:font-weight-asian="bold" style:font-weight-complex="bold"/>
    </style:style>
    <style:style style:name="P18" style:family="paragraph" style:parent-style-name="Standard">
      <style:text-properties fo:font-weight="bold" officeooo:paragraph-rsid="003ca3bf" style:font-weight-asian="bold" style:font-weight-complex="bold"/>
    </style:style>
    <style:style style:name="P19" style:family="paragraph" style:parent-style-name="Standard">
      <style:text-properties fo:font-weight="bold" officeooo:rsid="0035a512" officeooo:paragraph-rsid="003ca3bf" style:font-weight-asian="bold" style:font-weight-complex="bold"/>
    </style:style>
    <style:style style:name="P20" style:family="paragraph" style:parent-style-name="Standard">
      <style:text-properties fo:font-weight="bold" officeooo:rsid="0035a512" officeooo:paragraph-rsid="0036911b" style:font-weight-asian="bold" style:font-weight-complex="bold"/>
    </style:style>
    <style:style style:name="P21" style:family="paragraph" style:parent-style-name="Standard">
      <style:text-properties officeooo:rsid="000eee0d" officeooo:paragraph-rsid="00228afe"/>
    </style:style>
    <style:style style:name="P22" style:family="paragraph" style:parent-style-name="Standard">
      <style:text-properties officeooo:rsid="001873c9" officeooo:paragraph-rsid="001873c9"/>
    </style:style>
    <style:style style:name="P23" style:family="paragraph" style:parent-style-name="Standard">
      <style:text-properties officeooo:paragraph-rsid="002c7d5b"/>
    </style:style>
    <style:style style:name="P24" style:family="paragraph" style:parent-style-name="Standard">
      <style:text-properties officeooo:paragraph-rsid="0030da1e"/>
    </style:style>
    <style:style style:name="T1" style:family="text">
      <style:text-properties officeooo:rsid="000fef91"/>
    </style:style>
    <style:style style:name="T2" style:family="text">
      <style:text-properties fo:font-weight="bold" officeooo:rsid="002659b8" style:font-weight-asian="bold" style:font-weight-complex="bold"/>
    </style:style>
    <style:style style:name="T3" style:family="text">
      <style:text-properties fo:font-weight="bold" officeooo:rsid="0027f849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224168"/>
    </style:style>
    <style:style style:name="T6" style:family="text">
      <style:text-properties officeooo:rsid="00228afe"/>
    </style:style>
    <style:style style:name="T7" style:family="text">
      <style:text-properties officeooo:rsid="002659b8"/>
    </style:style>
    <style:style style:name="T8" style:family="text">
      <style:text-properties officeooo:rsid="002b9c0d"/>
    </style:style>
    <style:style style:name="T9" style:family="text">
      <style:text-properties officeooo:rsid="002c7d5b"/>
    </style:style>
    <style:style style:name="T10" style:family="text">
      <style:text-properties officeooo:rsid="002ca41b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2c7d5b"/>
    </style:style>
    <style:style style:name="T13" style:family="text">
      <style:text-properties style:text-line-through-style="solid" style:text-line-through-type="single" officeooo:rsid="00321fee"/>
    </style:style>
    <style:style style:name="T14" style:family="text">
      <style:text-properties officeooo:rsid="00317864"/>
    </style:style>
    <style:style style:name="T15" style:family="text">
      <style:text-properties officeooo:rsid="00321fee"/>
    </style:style>
    <style:style style:name="T16" style:family="text">
      <style:text-properties officeooo:rsid="0035a512"/>
    </style:style>
    <style:style style:name="T17" style:family="text">
      <style:text-properties officeooo:rsid="0037ac6e"/>
    </style:style>
    <style:style style:name="T18" style:family="text">
      <style:text-properties officeooo:rsid="00396fee"/>
    </style:style>
    <style:style style:name="T19" style:family="text">
      <style:text-properties fo:font-style="italic" officeooo:rsid="0035a512" style:font-style-asian="italic" style:font-style-complex="italic"/>
    </style:style>
    <style:style style:name="T20" style:family="text">
      <style:text-properties officeooo:rsid="003e6d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TODO]</text:p>
      <text:p text:style-name="P1">- <text:span text:style-name="T6">model.set_target_class: label libsamples as 0/1 according to chosen target i.e. create class array</text:span></text:p>
      <text:p text:style-name="P1">- <text:span text:style-name="T6">model.target_sample: return a positive example</text:span></text:p>
      <text:p text:style-name="P8"/>
      <text:p text:style-name="P3">Activity data logging:</text:p>
      <text:p text:style-name="P3">- examples uploaded</text:p>
      <text:p text:style-name="P3">- at each search: proposals &amp; class labels</text:p>
      <text:p text:style-name="P3">- user feedback: rejections, acceptances, undos,</text:p>
      <text:p text:style-name="P3"/>
      <text:p text:style-name="P3"/>
      <text:p text:style-name="P15">- <text:span text:style-name="T9">make sure it works (which model params to fix? Tunig etc.)</text:span></text:p>
      <text:p text:style-name="P18">→<text:span text:style-name="T16"> can get stuck i.e. keep getting low scores... <text:s/>→ what do I want to show? Model learns through interaction. How to show “learning” i.e. improved accuracy after interaction? What's the </text:span><text:span text:style-name="T19">metric</text:span><text:span text:style-name="T16">?</text:span></text:p>
      <text:p text:style-name="P19">→ performance curve, <text:s/></text:p>
      <text:p text:style-name="P16">class 0: <text:span text:style-name="T18">very </text:span>good</text:p>
      <text:p text:style-name="P20">class 1: fail; ok … low accuracy tho; very bad</text:p>
      <text:p text:style-name="P16">class 2: ok (stabilized after ~15 rounds); <text:span text:style-name="T18">good</text:span></text:p>
      <text:p text:style-name="P16">3: good</text:p>
      <text:p text:style-name="P16">4: good-ish</text:p>
      <text:p text:style-name="P16">5: <text:span text:style-name="T17">stuck after exhausting a cluster; good</text:span></text:p>
      <text:p text:style-name="P17">6: good</text:p>
      <text:p text:style-name="P17">7: very good (too easy)</text:p>
      <text:p text:style-name="P17">8: fail; <text:span text:style-name="T20">ok; very good (lol variance)</text:span></text:p>
      <text:p text:style-name="P17">9: good</text:p>
      <text:p text:style-name="P14">- expose parameters (quick &amp; dirty): distance weighting, metric, K,</text:p>
      <text:p text:style-name="P13">- <text:span text:style-name="T14">expose uncertain samples</text:span></text:p>
      <text:p text:style-name="P13"/>
      <text:p text:style-name="P24"><text:span text:style-name="T11">- </text:span><text:span text:style-name="T13">ui: disable classifier when one-sided,</text:span><text:span text:style-name="T15"> </text:span></text:p>
      <text:p text:style-name="P24">- <text:span text:style-name="T9">exp facilities: </text:span><text:span text:style-name="T12">start new task, choose target class, get exmaple, sample counts,</text:span><text:span text:style-name="T9"> label all, notify when done, submit (==restart)</text:span></text:p>
      <text:p text:style-name="Standard"/>
      <text:p text:style-name="Standard">- <text:span text:style-name="T10">survey/briefing </text:span></text:p>
      <text:p text:style-name="Standard">- <text:span text:style-name="T8">show confidence (sample and model) </text:span></text:p>
      <text:p text:style-name="P12">- show uncertain examples</text:p>
      <text:p text:style-name="Standard"/>
      <text:p text:style-name="P23"/>
      <text:p text:style-name="P23">- <text:span text:style-name="T5">gui: absolute sizing</text:span></text:p>
      <text:p text:style-name="P23">- <text:span text:style-name="T1">sounddevice bug</text:span></text:p>
      <text:p text:style-name="Standard"/>
      <text:p text:style-name="Standard"/>
      <text:p text:style-name="P6">[decisions]</text:p>
      <text:p text:style-name="Standard">- <text:span text:style-name="T7">when there are only positive samples: no consistently-defined “confidence” so to speak; just use absolute distance to get started, never bother when negative samples start to come in;</text:span></text:p>
      <text:p text:style-name="Standard">- “<text:span text:style-name="T7">mean dist ratio” =~= dist-weighted knn where k=N ? not really... but interesting question;</text:span><text:span text:style-name="T2"> discard mean_dist_ratio, </text:span><text:span text:style-name="T3">use mean_dist only when no negative</text:span></text:p>
      <text:p text:style-name="P10"/>
      <text:p text:style-name="P10">- min mean dist == nearest centroid</text:p>
      <text:p text:style-name="P12">- negative guesses are useless</text:p>
      <text:p text:style-name="P12">- need to control model parameters? Only if guided i.e. BUT even so, confusing to use</text:p>
      <text:p text:style-name="P12"><text:soft-page-break/></text:p>
      <text:p text:style-name="P7">forms of interaction:</text:p>
      <text:p text:style-name="P7">1). example feedback</text:p>
      <text:p text:style-name="P7">2). change alg and alg parameter (K, , )</text:p>
      <text:p text:style-name="P7"/>
      <text:p text:style-name="P7"/>
      <text:p text:style-name="P2"/>
      <text:p text:style-name="P4"/>
      <text:p text:style-name="P21"/>
      <text:p text:style-name="P7"/>
      <text:p text:style-name="P7"/>
      <text:p text:style-name="P7"/>
      <text:p text:style-name="P22">Demonstration cases</text:p>
      <text:p text:style-name="P22">singlesounds: query=1 (phone), allow alert at 2<text:span text:style-name="T4">nd</text:span> round, all correct 3<text:span text:style-name="T4">rd</text:span> round (mean dist)</text:p>
      <text:p text:style-name="P22"/>
      <text:p text:style-name="P22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9:23:27.087994452</meta:creation-date>
    <meta:editing-duration>P1DT5H8M43S</meta:editing-duration>
    <meta:editing-cycles>10</meta:editing-cycles>
    <meta:generator>LibreOffice/4.2.8.2$Linux_X86_64 LibreOffice_project/420m0$Build-2</meta:generator>
    <dc:date>2016-01-09T01:54:55.266847999</dc:date>
    <meta:document-statistic meta:table-count="0" meta:image-count="0" meta:object-count="0" meta:page-count="2" meta:paragraph-count="40" meta:word-count="308" meta:character-count="1876" meta:non-whitespace-character-count="1602"/>
  </office:meta>
</office:document-meta>
</file>